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2mm"/>
    </style:style>
    <style:style style:name="co2" style:family="table-column">
      <style:table-column-properties fo:break-before="auto" style:column-width="15.1mm"/>
    </style:style>
    <style:style style:name="co3" style:family="table-column">
      <style:table-column-properties fo:break-before="auto" style:column-width="5.04mm"/>
    </style:style>
    <style:style style:name="co4" style:family="table-column">
      <style:table-column-properties fo:break-before="auto" style:column-width="7.09mm"/>
    </style:style>
    <style:style style:name="co5" style:family="table-column">
      <style:table-column-properties fo:break-before="auto" style:column-width="6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number-columns-repeated="100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opco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ulr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uli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office:value-type="string" calcext:value-type="string">
            <text:p>!!</text:p>
          </table:table-cell>
          <table:table-cell table:number-columns-repeated="7"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</text:p>
          </table:table-cell>
          <table:table-cell table:number-columns-repeated="3"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nr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!!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ani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!!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rr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!</text:p>
          </table:table-cell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ori</text:p>
          </table:table-cell>
          <table:table-cell table:number-columns-repeated="2"/>
          <table:table-cell table:style-name="ce3"/>
          <table:table-cell office:value-type="string" calcext:value-type="string">
            <text:p>!!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tr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office:value-type="string" calcext:value-type="string">
            <text:p>!!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ti</text:p>
          </table:table-cell>
          <table:table-cell table:number-columns-repeated="2"/>
          <table:table-cell office:value-type="string" calcext:value-type="string">
            <text:p>!!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trr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!!</text:p>
          </table:table-cell>
          <table:table-cell/>
          <table:table-cell table:style-name="ce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tri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office:value-type="string" calcext:value-type="string">
            <text:p>!!</text:p>
          </table:table-cell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gti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!!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qrr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!!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qri</text:p>
          </table:table-cell>
          <table:table-cell office:value-type="string" calcext:value-type="string">
            <text:p>!!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qi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!!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00-00-00</text:date>, <text:time style:data-style-name="N2" text:time-value="00:35:39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oper</meta:initial-creator>
    <meta:creation-date>2018-12-18T22:58:52.251000000</meta:creation-date>
    <dc:date>2018-12-19T00:36:31.645000000</dc:date>
    <dc:creator>Jason Hooper</dc:creator>
    <meta:editing-duration>PT1H21S</meta:editing-duration>
    <meta:editing-cycles>13</meta:editing-cycles>
    <meta:generator>LibreOffice/6.0.1.1$Windows_X86_64 LibreOffice_project/60bfb1526849283ce2491346ed2aa51c465abfe6</meta:generator>
    <meta:document-statistic meta:table-count="1" meta:cell-count="112" meta:object-count="0"/>
  </office:meta>
</office:document-meta>
</file>